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background-color="#ffff0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iPath. </text:span><text:bookmark text:name="_GoBack"/></text:p>
      <text:p text:style-name="Standard"><text:span text:style-name="T1">Automate rule based business and IT processes. </text:span></text:p>
      <text:p text:style-name="Standard"><text:span text:style-name="T1">Train and design robots that manipulate software like a person.khjkhjkhj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ordache razvan</meta:initial-creator>
    <meta:editing-cycles>7</meta:editing-cycles>
    <meta:creation-date>2014-09-15T15:03:00</meta:creation-date>
    <dc:date>2019-09-30T09:55:36.39</dc:date>
    <meta:editing-duration>PT5M26S</meta:editing-duration>
    <meta:generator>OpenOffice/4.1.5$Win32 OpenOffice.org_project/415m1$Build-9789</meta:generator>
    <meta:document-statistic meta:table-count="0" meta:image-count="0" meta:object-count="0" meta:page-count="1" meta:paragraph-count="3" meta:word-count="18" meta:character-count="1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